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5ddd" officeooo:paragraph-rsid="00005ddd"/>
    </style:style>
    <style:style style:name="P2" style:family="paragraph" style:parent-style-name="Standard">
      <style:text-properties officeooo:rsid="00005ddd" officeooo:paragraph-rsid="000123f3"/>
    </style:style>
    <style:style style:name="P3" style:family="paragraph" style:parent-style-name="Standard">
      <style:text-properties officeooo:paragraph-rsid="000123f3"/>
    </style:style>
    <style:style style:name="T1" style:family="text">
      <style:text-properties officeooo:rsid="00005ddd"/>
    </style:style>
    <style:style style:name="T2" style:family="text">
      <style:text-properties officeooo:rsid="000123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is challenge is about smart robots in smart homes. <text:span text:style-name="T1">Currently smart homes are limited to very trivial task like switching things on and off, opening curtains and setting the thermostat. </text:span></text:p>
      <text:p text:style-name="P2"/>
      <text:p text:style-name="P3"><text:span text:style-name="T1">Add a robot to this house and the coffee can be brought instead of just heated! The important difference</text:span> is that on the one hand, a robot has the ability to move things from one place to another but only has a limited view of the apartment, while on the other hand, a smart home lacks these transportation skills but can have an overview of the entire house.</text:p>
      <text:p text:style-name="Standard"/>
      <text:p text:style-name="Standard">For example, a<text:span text:style-name="T1"> smart fridge</text:span> knows what's <text:span text:style-name="T1">in stock</text:span>, while a person awareness system keeps track of where the owner of the house is. </text:p>
      <text:p text:style-name="Standard"/>
      <text:p text:style-name="Standard">In our setup, this Kinect serves as our <text:span text:style-name="T1">smart fridge</text:span>. It interfaces with both our tablet and the robot to show what we have in house. Furthermore, an LRF follows the owner, sending its detections to the central world model that is used by the robot. <text:span text:style-name="T2">Hence, this setup demonstrates how a smart home can extend a smart robot and vice versa.</text:span></text:p>
      <text:p text:style-name="Standard"/>
      <text:p text:style-name="Standard"/>
      <text:p text:style-name="Standard"/>
      <text:p text:style-name="Standard"/>
      <text:p text:style-name="Standard"/>
      <text:p text:style-name="Standard"/>
      <text:p text:style-name="Standard"/>
      <text:p text:style-name="Standard"/>
      <text:p text:style-name="P2">This challenge is about smart robots in smart homes. Well, we don't need our robot to switch on the light or a coffee machine. I mean, I can do that with my phone or my tablet as we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o Lunenburg</meta:initial-creator>
    <meta:creation-date>2014-07-23T15:46:50</meta:creation-date>
    <meta:generator>LibreOffice/4.2.4.2$Linux_x86 LibreOffice_project/420m0$Build-2</meta:generator>
    <dc:date>2014-07-23T16:51:07.137644290</dc:date>
    <meta:editing-duration>P0D</meta:editing-duration>
    <meta:editing-cycles>2</meta:editing-cycles>
    <meta:document-statistic meta:table-count="0" meta:image-count="0" meta:object-count="0" meta:page-count="1" meta:paragraph-count="5" meta:word-count="222" meta:character-count="1199" meta:non-whitespace-character-count="979"/>
  </office:meta>
</office:document-meta>
</file>